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f51" officeooo:paragraph-rsid="001a9f51"/>
    </style:style>
    <style:style style:name="P2" style:family="paragraph" style:parent-style-name="Standard">
      <style:text-properties officeooo:rsid="001c05b4" officeooo:paragraph-rsid="001c05b4"/>
    </style:style>
    <style:style style:name="P3" style:family="paragraph" style:parent-style-name="Standard">
      <style:text-properties officeooo:rsid="001c26db" officeooo:paragraph-rsid="001c2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1 password: ZjLjTmM6FvvyRnrb2rfNWOZOTa6ip5If</text:p>
      <text:p text:style-name="P2">Level 2 password: 263JGJPfgU6LtdEvgfWU1XP5yac29mFx</text:p>
      <text:p text:style-name="P3">Level 3 password: MNk8KNH3Usiio41PRUEoDFPqfxLPlSmx</text:p>
      <text:p text:style-name="P3">Level 4 password: 2WmrDFRmJIq3IPxneAaMGhap0pFhF3N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24:58.789182026</meta:creation-date>
    <dc:date>2025-02-28T15:11:20.468190450</dc:date>
    <meta:editing-duration>PT5M5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6" meta:character-count="200" meta:non-whitespace-character-count="188"/>
  </office:meta>
</office:document-meta>
</file>